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0000000C800000088F8BD2F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2cm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co1" style:family="table-column">
      <style:table-column-properties style:column-width="3.44cm" style:use-optimal-column-width="false"/>
    </style:style>
    <style:style style:name="co2" style:family="table-column">
      <style:table-column-properties style:column-width="3.441cm" style:use-optimal-column-width="false"/>
    </style:style>
    <style:style style:name="co3" style:family="table-column">
      <style:table-column-properties style:column-width="3.439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ro1" style:family="table-row">
      <style:table-row-properties style:row-height="0.771cm"/>
    </style:style>
    <style:style style:name="ro2" style:family="table-row">
      <style:table-row-properties style:row-height="1.158cm"/>
    </style:style>
    <style:style style:name="ro3" style:family="table-row">
      <style:table-row-properties style:row-height="1.01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line-height="100%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2.857cm" svg:height="1.334cm" svg:x="1.27cm" svg:y="1.81cm">
          <text:p text:style-name="P1"><text:span text:style-name="T1">SolidMechanics -&gt; TensorMechanics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9.759cm" svg:x="1.27cm" svg:y="3.077cm">
          <text:list text:style-name="L2">
            <text:list-item>
              <text:p text:style-name="P1"><text:span text:style-name="T2">Implemented radialReturnMap in TM ComputeMultiPlasticityStress for J2</text:span></text:p>
            </text:list-item>
          </text:list>
          <text:list text:style-name="L3">
            <text:list-item>
              <text:list>
                <text:list-item>
                  <text:p text:style-name="P1"><text:span text:style-name="T3">nrStepRadial(), calculateJacobianRadial(), consistentTangentOpRadial(), member variable vectors</text:span></text:p>
                </text:list-item>
                <text:list-item>
                  <text:p text:style-name="P1"><text:span text:style-name="T3">error checking: if model != j2</text:span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</text:list-item>
              </text:list>
              <text:p text:style-name="P1"><text:span text:style-name="T2"/></text:p>
            </text:list-item>
          </text:list>
          <text:list text:style-name="L4">
            <text:list-item>
              <text:p text:style-name="P1"><text:span text:style-name="T2">Modifying CMPLS and TM Plastic userObjects to handle n internal parameters per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7.613cm" svg:height="0.978cm" svg:x="0.172cm" svg:y="0.159cm">
          <text:p text:style-name="P1"><text:span text:style-name="T5">Task/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7.613cm" svg:height="0.978cm" svg:x="17.654cm" svg:y="0.159cm">
          <text:p text:style-name="P4"><text:span text:style-name="T5">Funding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3.759cm" svg:height="3.287cm" svg:x="10.624cm" svg:y="8.505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(!elastic)</text:p>
              </table:table-cell>
              <table:table-cell>
                <text:p text:style-name="P5">J2 old</text:p>
              </table:table-cell>
              <table:table-cell>
                <text:p>J2 rR</text:p>
              </table:table-cell>
              <table:table-cell>
                <text:p>J2 rR tan</text:p>
              </table:table-cell>
            </table:table-row>
            <table:table-row table:style-name="ro2" table:default-cell-style-name="ce1">
              <table:table-cell>
                <text:p>t = 0.1</text:p>
              </table:table-cell>
              <table:table-cell>
                <text:p>22.101</text:p>
              </table:table-cell>
              <table:table-cell>
                <text:p>17.965</text:p>
              </table:table-cell>
              <table:table-cell>
                <text:p>11.374</text:p>
              </table:table-cell>
            </table:table-row>
            <table:table-row table:style-name="ro2" table:default-cell-style-name="ce1">
              <table:table-cell>
                <text:p>t = 0.5</text:p>
              </table:table-cell>
              <table:table-cell>
                <text:p>206.481</text:p>
              </table:table-cell>
              <table:table-cell>
                <text:p>164.826</text:p>
              </table:table-cell>
              <table:table-cell>
                <text:p>94.74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3.05cm" svg:x="1.599cm" svg:y="5.337cm">
          <table:table table:template-name="default" table:use-first-row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>(elastic)</text:p>
              </table:table-cell>
              <table:table-cell>
                <text:p>J2 old</text:p>
              </table:table-cell>
              <table:table-cell>
                <text:p>J2 rR</text:p>
              </table:table-cell>
              <table:table-cell>
                <text:p>LSH</text:p>
              </table:table-cell>
            </table:table-row>
            <table:table-row table:style-name="ro3" table:default-cell-style-name="ce1">
              <table:table-cell>
                <text:p>t = 0.1</text:p>
              </table:table-cell>
              <table:table-cell>
                <text:p>12.409</text:p>
              </table:table-cell>
              <table:table-cell>
                <text:p>8.746</text:p>
              </table:table-cell>
              <table:table-cell>
                <text:p>5.659</text:p>
              </table:table-cell>
            </table:table-row>
            <table:table-row table:style-name="ro3" table:default-cell-style-name="ce1">
              <table:table-cell>
                <text:p>t = 0.5</text:p>
              </table:table-cell>
              <table:table-cell>
                <text:p>118.48</text:p>
              </table:table-cell>
              <table:table-cell>
                <text:p>74.198</text:p>
              </table:table-cell>
              <table:table-cell>
                <text:p>33.6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5.334cm" svg:height="2.471cm" svg:x="16.902cm" svg:y="5.388cm">
          <draw:text-box>
            <text:list text:style-name="L1">
              <text:list-item>
                <text:p text:style-name="P6"><text:span text:style-name="T6">dt = 0.01</text:span></text:p>
              </text:list-item>
              <text:list-item>
                <text:p text:style-name="P6"><text:span text:style-name="T6">elems → 4x4 = 64</text:span></text:p>
              </text:list-item>
              <text:list-item>
                <text:p text:style-name="P6"><text:span text:style-name="T6">tols same</text:span></text:p>
              </text:list-item>
              <text:list-item>
                <text:p text:style-name="P6"><text:span text:style-name="T6">same # iter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6d7a8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2cc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7cm" svg:height="1.74cm" svg:x="1.27cm" svg:y="1.60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9.759cm" svg:x="1.27cm" svg:y="3.07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3" draw:layer="backgroundobjects" svg:width="7.684cm" svg:height="1.034cm" svg:x="0.121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3" draw:layer="backgroundobjects" svg:width="7.684cm" svg:height="1.034cm" svg:x="17.583cm" svg:y="0.0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3" draw:layer="backgroundobjects" svg:width="7.563cm" svg:height="1.034cm" svg:x="0.157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3" draw:layer="backgroundobjects" svg:width="7.563cm" svg:height="0.974cm" svg:x="17.642cm" svg:y="0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8T15:00:45.667883222</dc:date>
    <dc:creator>Rachel Waxman</dc:creator>
    <meta:generator>LibreOffice/4.2.8.2$Linux_X86_64 LibreOffice_project/420m0$Build-2</meta:generator>
    <meta:editing-duration>PT5H42M33S</meta:editing-duration>
    <meta:editing-cycles>33</meta:editing-cycles>
    <meta:document-statistic meta:object-count="45"/>
  </office:meta>
</office:document-meta>
</file>